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105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ver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How To Run</text:p>
          </table:table-cell>
          <table:table-cell office:value-type="string" calcext:value-type="string">
            <text:p>Number Vertices</text:p>
          </table:table-cell>
          <table:table-cell office:value-type="string" calcext:value-type="string">
            <text:p>Percent Needing Repair</text:p>
          </table:table-cell>
          <table:table-cell office:value-type="string" calcext:value-type="string">
            <text:p>Checked Txns/Se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Unchecked Txns/Se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Slowdown</text:p>
          </table:table-cell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8596" calcext:value-type="float">
            <text:p>18596</text:p>
          </table:table-cell>
          <table:table-cell table:formula="of:=AVERAGE([.D2:.D12])" office:value-type="float" office:value="17615.8181818182" calcext:value-type="float">
            <text:p>17615.8181818182</text:p>
          </table:table-cell>
          <table:table-cell table:formula="of:=STDEV([.D2:.D12])" office:value-type="float" office:value="778.710063911058" calcext:value-type="float">
            <text:p>778.7100639111</text:p>
          </table:table-cell>
          <table:table-cell office:value-type="float" office:value="18815" calcext:value-type="float">
            <text:p>18815</text:p>
          </table:table-cell>
          <table:table-cell table:formula="of:=AVERAGE([.G2:.G12])" office:value-type="float" office:value="18072.1818181818" calcext:value-type="float">
            <text:p>18072.1818181818</text:p>
          </table:table-cell>
          <table:table-cell table:formula="of:=STDEV([.G2:.G12])" office:value-type="float" office:value="798.526370031926" calcext:value-type="float">
            <text:p>798.5263700319</text:p>
          </table:table-cell>
          <table:table-cell table:formula="of:=[.E2]/[.H2]" office:value-type="float" office:value="0.974747728804692" calcext:value-type="float">
            <text:p>0.9747477288</text:p>
          </table:table-cell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8617" calcext:value-type="float">
            <text:p>18617</text:p>
          </table:table-cell>
          <table:table-cell table:number-columns-repeated="2"/>
          <table:table-cell office:value-type="float" office:value="18811" calcext:value-type="float">
            <text:p>1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16713" calcext:value-type="float">
            <text:p>16713</text:p>
          </table:table-cell>
          <table:table-cell table:number-columns-repeated="2"/>
          <table:table-cell office:value-type="float" office:value="18670" calcext:value-type="float">
            <text:p>18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office:value-type="float" office:value="16989" calcext:value-type="float">
            <text:p>16989</text:p>
          </table:table-cell>
          <table:table-cell table:number-columns-repeated="2"/>
          <table:table-cell office:value-type="float" office:value="17218" calcext:value-type="float">
            <text:p>17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office:value-type="float" office:value="17292" calcext:value-type="float">
            <text:p>17292</text:p>
          </table:table-cell>
          <table:table-cell table:number-columns-repeated="2"/>
          <table:table-cell office:value-type="float" office:value="17104" calcext:value-type="float">
            <text:p>17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7048" calcext:value-type="float">
            <text:p>17048</text:p>
          </table:table-cell>
          <table:table-cell table:number-columns-repeated="2"/>
          <table:table-cell office:value-type="float" office:value="18702" calcext:value-type="float">
            <text:p>18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60" calcext:value-type="float">
            <text:p>60</text:p>
          </table:table-cell>
          <table:table-cell office:value-type="float" office:value="18195" calcext:value-type="float">
            <text:p>18195</text:p>
          </table:table-cell>
          <table:table-cell table:number-columns-repeated="2"/>
          <table:table-cell office:value-type="float" office:value="18578" calcext:value-type="float">
            <text:p>18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office:value-type="float" office:value="16765" calcext:value-type="float">
            <text:p>16765</text:p>
          </table:table-cell>
          <table:table-cell table:number-columns-repeated="2"/>
          <table:table-cell office:value-type="float" office:value="18406" calcext:value-type="float">
            <text:p>18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office:value-type="float" office:value="16979" calcext:value-type="float">
            <text:p>16979</text:p>
          </table:table-cell>
          <table:table-cell table:number-columns-repeated="2"/>
          <table:table-cell office:value-type="float" office:value="16949" calcext:value-type="float">
            <text:p>16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90" calcext:value-type="float">
            <text:p>90</text:p>
          </table:table-cell>
          <table:table-cell office:value-type="float" office:value="18504" calcext:value-type="float">
            <text:p>18504</text:p>
          </table:table-cell>
          <table:table-cell table:number-columns-repeated="2"/>
          <table:table-cell office:value-type="float" office:value="17047" calcext:value-type="float">
            <text:p>17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8076" calcext:value-type="float">
            <text:p>18076</text:p>
          </table:table-cell>
          <table:table-cell table:number-columns-repeated="2"/>
          <table:table-cell office:value-type="float" office:value="18494" calcext:value-type="float">
            <text:p>18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table:formula="of:=AVERAGE([.D13:.D23])" office:value-type="float" office:value="1231.45454545455" calcext:value-type="float">
            <text:p>1231.4545454546</text:p>
          </table:table-cell>
          <table:table-cell table:formula="of:=STDEV([.D13:.D23])" office:value-type="float" office:value="63.6103193457848" calcext:value-type="float">
            <text:p>63.6103193458</text:p>
          </table:table-cell>
          <table:table-cell office:value-type="float" office:value="2242" calcext:value-type="float">
            <text:p>2242</text:p>
          </table:table-cell>
          <table:table-cell table:formula="of:=AVERAGE([.G13:.G23])" office:value-type="float" office:value="2219.18181818182" calcext:value-type="float">
            <text:p>2219.1818181818</text:p>
          </table:table-cell>
          <table:table-cell table:formula="of:=STDEV([.G13:.G23])" office:value-type="float" office:value="133.079538759208" calcext:value-type="float">
            <text:p>133.0795387592</text:p>
          </table:table-cell>
          <table:table-cell table:formula="of:=[.E13]/[.H13]" office:value-type="float" office:value="0.554913768383106" calcext:value-type="float">
            <text:p>0.5549137684</text:p>
          </table:table-cell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2334" calcext:value-type="float">
            <text:p>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office:value-type="float" office:value="1167" calcext:value-type="float">
            <text:p>1167</text:p>
          </table:table-cell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office:value-type="float" office:value="1252" calcext:value-type="float">
            <text:p>1252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60" calcext:value-type="float">
            <text:p>60</text:p>
          </table:table-cell>
          <table:table-cell office:value-type="float" office:value="1270" calcext:value-type="float">
            <text:p>1270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office:value-type="float" office:value="1162" calcext:value-type="float">
            <text:p>1162</text:p>
          </table:table-cell>
          <table:table-cell table:number-columns-repeated="2"/>
          <table:table-cell office:value-type="float" office:value="2321" calcext:value-type="float">
            <text:p>2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tInWKT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8391" calcext:value-type="float">
            <text:p>18391</text:p>
          </table:table-cell>
          <table:table-cell table:formula="of:=AVERAGE([.D24:.D34])" office:value-type="float" office:value="17445.8181818182" calcext:value-type="float">
            <text:p>17445.8181818182</text:p>
          </table:table-cell>
          <table:table-cell table:formula="of:=STDEV([.D24:.D34])" office:value-type="float" office:value="772.77368202881" calcext:value-type="float">
            <text:p>772.7736820288</text:p>
          </table:table-cell>
          <table:table-cell office:value-type="float" office:value="18568" calcext:value-type="float">
            <text:p>18568</text:p>
          </table:table-cell>
          <table:table-cell table:formula="of:=AVERAGE([.G24:.G34])" office:value-type="float" office:value="17898.4545454545" calcext:value-type="float">
            <text:p>17898.4545454545</text:p>
          </table:table-cell>
          <table:table-cell table:formula="of:=STDEV([.G24:.G34])" office:value-type="float" office:value="898.594053356282" calcext:value-type="float">
            <text:p>898.5940533563</text:p>
          </table:table-cell>
          <table:table-cell table:formula="of:=[.E24]/[.H24]" office:value-type="float" office:value="0.974710868891677" calcext:value-type="float">
            <text:p>0.9747108689</text:p>
          </table:table-cell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8293" calcext:value-type="float">
            <text:p>18293</text:p>
          </table:table-cell>
          <table:table-cell table:number-columns-repeated="2"/>
          <table:table-cell office:value-type="float" office:value="18233" calcext:value-type="float">
            <text:p>18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17440" calcext:value-type="float">
            <text:p>17440</text:p>
          </table:table-cell>
          <table:table-cell table:number-columns-repeated="2"/>
          <table:table-cell office:value-type="float" office:value="18761" calcext:value-type="float">
            <text:p>18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office:value-type="float" office:value="16759" calcext:value-type="float">
            <text:p>16759</text:p>
          </table:table-cell>
          <table:table-cell table:number-columns-repeated="2"/>
          <table:table-cell office:value-type="float" office:value="18138" calcext:value-type="float">
            <text:p>18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office:value-type="float" office:value="16948" calcext:value-type="float">
            <text:p>16948</text:p>
          </table:table-cell>
          <table:table-cell table:number-columns-repeated="2"/>
          <table:table-cell office:value-type="float" office:value="16277" calcext:value-type="float">
            <text:p>16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7645" calcext:value-type="float">
            <text:p>17645</text:p>
          </table:table-cell>
          <table:table-cell table:number-columns-repeated="2"/>
          <table:table-cell office:value-type="float" office:value="17135" calcext:value-type="float">
            <text:p>17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60" calcext:value-type="float">
            <text:p>60</text:p>
          </table:table-cell>
          <table:table-cell office:value-type="float" office:value="17954" calcext:value-type="float">
            <text:p>17954</text:p>
          </table:table-cell>
          <table:table-cell table:number-columns-repeated="2"/>
          <table:table-cell office:value-type="float" office:value="18806" calcext:value-type="float">
            <text:p>1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office:value-type="float" office:value="16715" calcext:value-type="float">
            <text:p>16715</text:p>
          </table:table-cell>
          <table:table-cell table:number-columns-repeated="2"/>
          <table:table-cell office:value-type="float" office:value="18735" calcext:value-type="float">
            <text:p>18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office:value-type="float" office:value="16109" calcext:value-type="float">
            <text:p>16109</text:p>
          </table:table-cell>
          <table:table-cell table:number-columns-repeated="2"/>
          <table:table-cell office:value-type="float" office:value="16911" calcext:value-type="float">
            <text:p>16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90" calcext:value-type="float">
            <text:p>90</text:p>
          </table:table-cell>
          <table:table-cell office:value-type="float" office:value="17219" calcext:value-type="float">
            <text:p>17219</text:p>
          </table:table-cell>
          <table:table-cell table:number-columns-repeated="2"/>
          <table:table-cell office:value-type="float" office:value="16993" calcext:value-type="float">
            <text:p>16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Serialized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8431" calcext:value-type="float">
            <text:p>18431</text:p>
          </table:table-cell>
          <table:table-cell table:number-columns-repeated="2"/>
          <table:table-cell office:value-type="float" office:value="18326" calcext:value-type="float">
            <text:p>18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 table:formula="of:=AVERAGE([.D35:.D45])" office:value-type="float" office:value="1487.72727272727" calcext:value-type="float">
            <text:p>1487.7272727273</text:p>
          </table:table-cell>
          <table:table-cell table:formula="of:=STDEV([.D35:.D45])" office:value-type="float" office:value="70.5423148317248" calcext:value-type="float">
            <text:p>70.5423148317</text:p>
          </table:table-cell>
          <table:table-cell office:value-type="float" office:value="3197" calcext:value-type="float">
            <text:p>3197</text:p>
          </table:table-cell>
          <table:table-cell table:formula="of:=AVERAGE([.G35:.G45])" office:value-type="float" office:value="3137.18181818182" calcext:value-type="float">
            <text:p>3137.1818181818</text:p>
          </table:table-cell>
          <table:table-cell table:formula="of:=STDEV([.G35:.G45])" office:value-type="float" office:value="108.959458682409" calcext:value-type="float">
            <text:p>108.9594586824</text:p>
          </table:table-cell>
          <table:table-cell table:formula="of:=[.E35]/[.H35]" office:value-type="float" office:value="0.474224115448144" calcext:value-type="float">
            <text:p>0.4742241154</text:p>
          </table:table-cell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3212" calcext:value-type="float">
            <text:p>3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  <table:table-cell office:value-type="float" office:value="1542" calcext:value-type="float">
            <text:p>1542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office:value-type="float" office:value="1448" calcext:value-type="float">
            <text:p>1448</text:p>
          </table:table-cell>
          <table:table-cell table:number-columns-repeated="2"/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office:value-type="float" office:value="1421" calcext:value-type="float">
            <text:p>1421</text:p>
          </table:table-cell>
          <table:table-cell table:number-columns-repeated="2"/>
          <table:table-cell office:value-type="float" office:value="3011" calcext:value-type="float">
            <text:p>3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2989" calcext:value-type="float">
            <text:p>2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60" calcext:value-type="float">
            <text:p>60</text:p>
          </table:table-cell>
          <table:table-cell office:value-type="float" office:value="1504" calcext:value-type="float">
            <text:p>1504</text:p>
          </table:table-cell>
          <table:table-cell table:number-columns-repeated="2"/>
          <table:table-cell office:value-type="float" office:value="3229" calcext:value-type="float">
            <text:p>3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office:value-type="float" office:value="3217" calcext:value-type="float">
            <text:p>3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office:value-type="float" office:value="1388" calcext:value-type="float">
            <text:p>1388</text:p>
          </table:table-cell>
          <table:table-cell table:number-columns-repeated="2"/>
          <table:table-cell office:value-type="float" office:value="2997" calcext:value-type="float">
            <text:p>2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90" calcext:value-type="float">
            <text:p>90</text:p>
          </table:table-cell>
          <table:table-cell office:value-type="float" office:value="1416" calcext:value-type="float">
            <text:p>1416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dProcedureWKT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492" calcext:value-type="float">
            <text:p>1492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5:22:25.296653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5:24:29.483336516</dc:date>
    <meta:editing-duration>PT3M5S</meta:editing-duration>
    <meta:editing-cycles>2</meta:editing-cycles>
    <meta:generator>LibreOffice/5.1.6.2$Linux_X86_64 LibreOffice_project/10m0$Build-2</meta:generator>
    <meta:document-statistic meta:table-count="1" meta:cell-count="250" meta:object-count="0"/>
  </office:meta>
</office:document-meta>
</file>